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enig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ta *1e-7+5e-6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D6:.E6])" office:value-type="float" office:value="51.65" calcext:value-type="float">
            <text:p>51.65</text:p>
          </table:table-cell>
          <table:table-cell table:formula="of:=STDEV([.D6:.E6])" office:value-type="float" office:value="58.9019948728394" calcext:value-type="float">
            <text:p>58.9019948728394</text:p>
          </table:table-cell>
          <table:table-cell office:value-type="float" office:value="93.3" calcext:value-type="float">
            <text:p>93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D7:.E7])" office:value-type="float" office:value="93.715" calcext:value-type="float">
            <text:p>93.715</text:p>
          </table:table-cell>
          <table:table-cell table:formula="of:=STDEV([.D7:.E7])" office:value-type="float" office:value="0.431335136523794" calcext:value-type="float">
            <text:p>0.431335136523794</text:p>
          </table:table-cell>
          <table:table-cell office:value-type="float" office:value="94.02" calcext:value-type="float">
            <text:p>94.02</text:p>
          </table:table-cell>
          <table:table-cell office:value-type="float" office:value="93.41" calcext:value-type="float">
            <text:p>93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D8:.E8])" office:value-type="float" office:value="53.71" calcext:value-type="float">
            <text:p>53.71</text:p>
          </table:table-cell>
          <table:table-cell table:formula="of:=STDEV([.D8:.E8])" office:value-type="float" office:value="56.8655273430222" calcext:value-type="float">
            <text:p>56.8655273430222</text:p>
          </table:table-cell>
          <table:table-cell office:value-type="float" office:value="13.5" calcext:value-type="float">
            <text:p>13.5</text:p>
          </table:table-cell>
          <table:table-cell office:value-type="float" office:value="93.92" calcext:value-type="float">
            <text:p>93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D9:.E9])" office:value-type="float" office:value="10" calcext:value-type="float">
            <text:p>10</text:p>
          </table:table-cell>
          <table:table-cell table:formula="of:=STDEV([.D9:.E9])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D10:.E10])" office:value-type="float" office:value="51.755" calcext:value-type="float">
            <text:p>51.755</text:p>
          </table:table-cell>
          <table:table-cell table:formula="of:=STDEV([.D10:.E10])" office:value-type="float" office:value="59.0504872968886" calcext:value-type="float">
            <text:p>59.0504872968886</text:p>
          </table:table-cell>
          <table:table-cell office:value-type="float" office:value="93.51" calcext:value-type="float">
            <text:p>93.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.D11:.E11])" office:value-type="float" office:value="94.18" calcext:value-type="float">
            <text:p>94.18</text:p>
          </table:table-cell>
          <table:table-cell table:formula="of:=STDEV([.D11:.E11])" office:value-type="float" office:value="0.2262741699797" calcext:value-type="float">
            <text:p>0.2262741699797</text:p>
          </table:table-cell>
          <table:table-cell office:value-type="float" office:value="94.34" calcext:value-type="float">
            <text:p>94.34</text:p>
          </table:table-cell>
          <table:table-cell office:value-type="float" office:value="94.02" calcext:value-type="float">
            <text:p>94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.D12:.E12])" office:value-type="float" office:value="51.62" calcext:value-type="float">
            <text:p>51.62</text:p>
          </table:table-cell>
          <table:table-cell table:formula="of:=STDEV([.D12:.E12])" office:value-type="float" office:value="58.8595684659682" calcext:value-type="float">
            <text:p>58.8595684659682</text:p>
          </table:table-cell>
          <table:table-cell office:value-type="float" office:value="93.24" calcext:value-type="float">
            <text:p>93.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[.D13:.E13])" office:value-type="float" office:value="10" calcext:value-type="float">
            <text:p>10</text:p>
          </table:table-cell>
          <table:table-cell table:formula="of:=STDEV([.D13:.E13])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D14:.E14])" office:value-type="float" office:value="52.035" calcext:value-type="float">
            <text:p>52.035</text:p>
          </table:table-cell>
          <table:table-cell table:formula="of:=STDEV([.D14:.E14])" office:value-type="float" office:value="59.4464670943531" calcext:value-type="float">
            <text:p>59.4464670943531</text:p>
          </table:table-cell>
          <table:table-cell office:value-type="float" office:value="94.07" calcext:value-type="float">
            <text:p>94.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[.D15:.E15])" office:value-type="float" office:value="93.92" calcext:value-type="float">
            <text:p>93.92</text:p>
          </table:table-cell>
          <table:table-cell table:formula="of:=STDEV([.D15:.E15])" office:value-type="float" office:value="0.0707106781186507" calcext:value-type="float">
            <text:p>0.070710678118651</text:p>
          </table:table-cell>
          <table:table-cell office:value-type="float" office:value="93.87" calcext:value-type="float">
            <text:p>93.87</text:p>
          </table:table-cell>
          <table:table-cell office:value-type="float" office:value="93.97" calcext:value-type="float">
            <text:p>93.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D16:.E16])" office:value-type="float" office:value="10" calcext:value-type="float">
            <text:p>10</text:p>
          </table:table-cell>
          <table:table-cell table:formula="of:=STDEV([.D16:.E16])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GD 8/25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ta *1e-7+5e-6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D22:.E22])" office:value-type="float" office:value="10.26" calcext:value-type="float">
            <text:p>10.26</text:p>
          </table:table-cell>
          <table:table-cell table:formula="of:=STDEV([.D22:.E22])" office:value-type="float" office:value="0.367695526217004" calcext:value-type="float">
            <text:p>0.367695526217004</text:p>
          </table:table-cell>
          <table:table-cell office:value-type="float" office:value="10.52" calcext:value-type="float">
            <text:p>10.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D23:.E23])" office:value-type="float" office:value="12.56" calcext:value-type="float">
            <text:p>12.56</text:p>
          </table:table-cell>
          <table:table-cell table:formula="of:=STDEV([.D23:.E23])" office:value-type="float" office:value="9.36209378290989" calcext:value-type="float">
            <text:p>9.36209378290989</text:p>
          </table:table-cell>
          <table:table-cell office:value-type="float" office:value="5.94" calcext:value-type="float">
            <text:p>5.94</text:p>
          </table:table-cell>
          <table:table-cell office:value-type="float" office:value="19.18" calcext:value-type="float">
            <text:p>19.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D24:.E24])" office:value-type="float" office:value="7.105" calcext:value-type="float">
            <text:p>7.105</text:p>
          </table:table-cell>
          <table:table-cell table:formula="of:=STDEV([.D24:.E24])" office:value-type="float" office:value="8.87419010389117" calcext:value-type="float">
            <text:p>8.87419010389117</text:p>
          </table:table-cell>
          <table:table-cell office:value-type="float" office:value="13.38" calcext:value-type="float">
            <text:p>13.3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D25:.E25])" office:value-type="float" office:value="10" calcext:value-type="float">
            <text:p>10</text:p>
          </table:table-cell>
          <table:table-cell table:formula="of:=STDEV([.D25:.E25])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D26:.E26])" office:value-type="float" office:value="11.48" calcext:value-type="float">
            <text:p>11.48</text:p>
          </table:table-cell>
          <table:table-cell table:formula="of:=STDEV([.D26:.E26])" office:value-type="float" office:value="2.09303607231218" calcext:value-type="float">
            <text:p>2.09303607231218</text:p>
          </table:table-cell>
          <table:table-cell office:value-type="float" office:value="12.96" calcext:value-type="float">
            <text:p>12.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.D27:.E27])" office:value-type="float" office:value="3.965" calcext:value-type="float">
            <text:p>3.965</text:p>
          </table:table-cell>
          <table:table-cell table:formula="of:=STDEV([.D27:.E27])" office:value-type="float" office:value="3.59917351623953" calcext:value-type="float">
            <text:p>3.59917351623953</text:p>
          </table:table-cell>
          <table:table-cell office:value-type="float" office:value="1.42" calcext:value-type="float">
            <text:p>1.42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.D28:.E28])" office:value-type="float" office:value="7.185" calcext:value-type="float">
            <text:p>7.185</text:p>
          </table:table-cell>
          <table:table-cell table:formula="of:=STDEV([.D28:.E28])" office:value-type="float" office:value="3.98101117808026" calcext:value-type="float">
            <text:p>3.98101117808026</text:p>
          </table:table-cell>
          <table:table-cell office:value-type="float" office:value="4.37" calcext:value-type="float">
            <text:p>4.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[.D29:.E29])" office:value-type="float" office:value="10" calcext:value-type="float">
            <text:p>10</text:p>
          </table:table-cell>
          <table:table-cell table:formula="of:=STDEV([.D29:.E29])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D30:.E30])" office:value-type="float" office:value="5.5" calcext:value-type="float">
            <text:p>5.5</text:p>
          </table:table-cell>
          <table:table-cell table:formula="of:=STDEV([.D30:.E30])" office:value-type="float" office:value="6.36396103067893" calcext:value-type="float">
            <text:p>6.3639610306789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[.D31:.E31])" office:value-type="float" office:value="10.72" calcext:value-type="float">
            <text:p>10.72</text:p>
          </table:table-cell>
          <table:table-cell table:formula="of:=STDEV([.D31:.E31])" office:value-type="float" office:value="13.8592929112563" calcext:value-type="float">
            <text:p>13.8592929112563</text:p>
          </table:table-cell>
          <table:table-cell office:value-type="float" office:value="0.92" calcext:value-type="float">
            <text:p>0.92</text:p>
          </table:table-cell>
          <table:table-cell office:value-type="float" office:value="20.52" calcext:value-type="float">
            <text:p>20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D32:.E32])" office:value-type="float" office:value="10" calcext:value-type="float">
            <text:p>10</text:p>
          </table:table-cell>
          <table:table-cell table:formula="of:=STDEV([.D32:.E32])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9">00/00/0000</text:date>, <text:time style:data-style-name="N2" text:time-value="18:07:12.410283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1-29T18:27:01.339061402</dc:date>
    <meta:editing-duration>PT19M47S</meta:editing-duration>
    <meta:editing-cycles>4</meta:editing-cycles>
    <meta:document-statistic meta:table-count="1" meta:cell-count="118" meta:object-count="0"/>
  </office:meta>
</office:document-meta>
</file>